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text-align="start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WW8Num1" style:master-page-name="Standard">
      <style:paragraph-properties fo:text-align="start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442254" text:style-name="WW8Num1">
        <text:list-item>
          <text:p text:style-name="P2">This<text:span text:style-name="T1"> </text:span>is<text:span text:style-name="T1"> </text:span>hierarchical<text:span text:style-name="T1"> </text:span>with<text:span text:style-name="T1"> </text:span>bullets<text:span text:style-name="T1"> </text:span>instead<text:span text:style-name="T1"> </text:span>(small<text:span text:style-name="T1"> </text:span>circle<text:span text:style-name="T1"> </text:span>marker)</text:p>
          <text:list>
            <text:list-item>
              <text:p text:style-name="P1">Wheee<text:span text:style-name="T1"> </text:span>indented<text:span text:style-name="T1"> </text:span>1<text:span text:style-name="T1"> </text:span>(empty<text:span text:style-name="T1"> </text:span>circle<text:span text:style-name="T1"> </text:span>marker)</text:p>
              <text:list>
                <text:list-item>
                  <text:p text:style-name="P1">Indented<text:span text:style-name="T1"> </text:span>2<text:span text:style-name="T1"> </text:span>(square<text:span text:style-name="T1"> </text:span>black<text:span text:style-name="T1"> </text:span>marker)</text:p>
                  <text:list>
                    <text:list-item>
                      <text:p text:style-name="P1">Indented<text:span text:style-name="T1"> </text:span>3<text:span text:style-name="T1"> </text:span>(small<text:span text:style-name="T1"> </text:span>circle<text:span text:style-name="T1"> </text:span>marker<text:span text:style-name="T1"> </text:span>again)</text:p>
                      <text:list>
                        <text:list-item>
                          <text:p text:style-name="P1">Indented<text:span text:style-name="T1"> </text:span>4</text:p>
                          <text:list>
                            <text:list-item>
                              <text:p text:style-name="P1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WW8Num1z0" style:family="text">
      <style:text-properties style:font-name="Wingdings 2" style:font-name-complex="OpenSymbol"/>
    </style:style>
    <style:style style:name="WW8Num1z1" style:family="text">
      <style:text-properties style:font-name="OpenSymbol" style:font-name-complex="OpenSymbol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21:09</dc:date>
    <meta:editing-cycles>6</meta:editing-cycles>
    <meta:editing-duration>PT7M31S</meta:editing-duration>
    <meta:document-statistic meta:table-count="0" meta:image-count="0" meta:object-count="0" meta:page-count="1" meta:paragraph-count="5" meta:word-count="33" meta:character-count="186" meta:non-whitespace-character-count="163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